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mployee" style:family="table">
      <style:table-properties style:width="32.597cm" fo:margin-left="0.037cm" table:align="left"/>
    </style:style>
    <style:style style:name="Employee.A" style:family="table-column">
      <style:table-column-properties style:column-width="1.693cm"/>
    </style:style>
    <style:style style:name="Employee.B" style:family="table-column">
      <style:table-column-properties style:column-width="2.117cm"/>
    </style:style>
    <style:style style:name="Employee.C" style:family="table-column">
      <style:table-column-properties style:column-width="1.984cm"/>
    </style:style>
    <style:style style:name="Employee.D" style:family="table-column">
      <style:table-column-properties style:column-width="2.011cm"/>
    </style:style>
    <style:style style:name="Employee.E" style:family="table-column">
      <style:table-column-properties style:column-width="2.487cm"/>
    </style:style>
    <style:style style:name="Employee.F" style:family="table-column">
      <style:table-column-properties style:column-width="1.799cm"/>
    </style:style>
    <style:style style:name="Employee.G" style:family="table-column">
      <style:table-column-properties style:column-width="2.302cm"/>
    </style:style>
    <style:style style:name="Employee.H" style:family="table-column">
      <style:table-column-properties style:column-width="2.91cm"/>
    </style:style>
    <style:style style:name="Employee.I" style:family="table-column">
      <style:table-column-properties style:column-width="2.99cm"/>
    </style:style>
    <style:style style:name="Employee.J" style:family="table-column">
      <style:table-column-properties style:column-width="3.096cm"/>
    </style:style>
    <style:style style:name="Employee.M" style:family="table-column">
      <style:table-column-properties style:column-width="3.307cm"/>
    </style:style>
    <style:style style:name="Employee.A1" style:family="table-cell">
      <style:table-cell-properties fo:padding="0.097cm" fo:border-left="0.05pt solid #000000" fo:border-right="none" fo:border-top="0.05pt solid #000000" fo:border-bottom="0.05pt solid #000000"/>
    </style:style>
    <style:style style:name="Employee.M1" style:family="table-cell">
      <style:table-cell-properties fo:padding="0.097cm" fo:border="0.05pt solid #000000"/>
    </style:style>
    <style:style style:name="Employee.A2" style:family="table-cell">
      <style:table-cell-properties fo:padding="0.097cm" fo:border-left="0.05pt solid #000000" fo:border-right="none" fo:border-top="none" fo:border-bottom="0.05pt solid #000000"/>
    </style:style>
    <style:style style:name="Employee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511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2.699cm"/>
    </style:style>
    <style:style style:name="Table1.E" style:family="table-column">
      <style:table-column-properties style:column-width="3.678cm"/>
    </style:style>
    <style:style style:name="Table1.F" style:family="table-column">
      <style:table-column-properties style:column-width="6.218cm"/>
    </style:style>
    <style:style style:name="Table1.G" style:family="table-column">
      <style:table-column-properties style:column-width="5.1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7.993cm" table:align="left"/>
    </style:style>
    <style:style style:name="Table2.A" style:family="table-column">
      <style:table-column-properties style:column-width="2.422cm"/>
    </style:style>
    <style:style style:name="Table2.B" style:family="table-column">
      <style:table-column-properties style:column-width="3.478cm"/>
    </style:style>
    <style:style style:name="Table2.C" style:family="table-column">
      <style:table-column-properties style:column-width="3.493cm"/>
    </style:style>
    <style:style style:name="Table2.D" style:family="table-column">
      <style:table-column-properties style:column-width="2.302cm"/>
    </style:style>
    <style:style style:name="Table2.E" style:family="table-column">
      <style:table-column-properties style:column-width="4.854cm"/>
    </style:style>
    <style:style style:name="Table2.F" style:family="table-column">
      <style:table-column-properties style:column-width="7.343cm"/>
    </style:style>
    <style:style style:name="Table2.G" style:family="table-column">
      <style:table-column-properties style:column-width="4.1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091c" officeooo:paragraph-rsid="0007091c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007091c" officeooo:paragraph-rsid="0007091c"/>
    </style:style>
    <style:style style:name="P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00dc2ca" officeooo:paragraph-rsid="000dc2ca"/>
    </style:style>
    <style:style style:name="P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01b741b" officeooo:paragraph-rsid="001b741b"/>
    </style:style>
    <style:style style:name="P5" style:family="paragraph" style:parent-style-name="Table_20_Contents">
      <style:paragraph-properties fo:text-align="center" style:justify-single-word="false"/>
      <style:text-properties officeooo:rsid="0007091c" officeooo:paragraph-rsid="0007091c"/>
    </style:style>
    <style:style style:name="P6" style:family="paragraph" style:parent-style-name="Table_20_Contents">
      <style:paragraph-properties fo:text-align="center" style:justify-single-word="false"/>
      <style:text-properties officeooo:rsid="0007d7bf" officeooo:paragraph-rsid="0007d7bf"/>
    </style:style>
    <style:style style:name="P7" style:family="paragraph" style:parent-style-name="Table_20_Contents">
      <style:paragraph-properties fo:text-align="center" style:justify-single-word="false"/>
      <style:text-properties officeooo:rsid="0007d7bf" officeooo:paragraph-rsid="00153744"/>
    </style:style>
    <style:style style:name="P8" style:family="paragraph" style:parent-style-name="Table_20_Contents">
      <style:paragraph-properties fo:text-align="center" style:justify-single-word="false"/>
      <style:text-properties officeooo:rsid="000dc2ca" officeooo:paragraph-rsid="000dc2ca"/>
    </style:style>
    <style:style style:name="P9" style:family="paragraph" style:parent-style-name="Table_20_Contents">
      <style:paragraph-properties fo:text-align="center" style:justify-single-word="false"/>
      <style:text-properties officeooo:rsid="000dc2ca" officeooo:paragraph-rsid="000fb316"/>
    </style:style>
    <style:style style:name="P10" style:family="paragraph" style:parent-style-name="Table_20_Contents">
      <style:paragraph-properties fo:text-align="center" style:justify-single-word="false"/>
      <style:text-properties officeooo:rsid="000dc2ca" officeooo:paragraph-rsid="0010de93"/>
    </style:style>
    <style:style style:name="P11" style:family="paragraph" style:parent-style-name="Table_20_Contents">
      <style:paragraph-properties fo:text-align="center" style:justify-single-word="false"/>
      <style:text-properties officeooo:rsid="00126609" officeooo:paragraph-rsid="00126609"/>
    </style:style>
    <style:style style:name="P12" style:family="paragraph" style:parent-style-name="Table_20_Contents">
      <style:paragraph-properties fo:text-align="center" style:justify-single-word="false"/>
      <style:text-properties officeooo:rsid="0016adca" officeooo:paragraph-rsid="0016adca"/>
    </style:style>
    <style:style style:name="P13" style:family="paragraph" style:parent-style-name="Table_20_Contents">
      <style:paragraph-properties fo:text-align="center" style:justify-single-word="false"/>
      <style:text-properties officeooo:rsid="001ab088" officeooo:paragraph-rsid="001ab088"/>
    </style:style>
    <style:style style:name="P14" style:family="paragraph" style:parent-style-name="Table_20_Contents">
      <style:paragraph-properties fo:text-align="center" style:justify-single-word="false"/>
      <style:text-properties officeooo:rsid="001b741b" officeooo:paragraph-rsid="001b741b"/>
    </style:style>
    <style:style style:name="P15" style:family="paragraph" style:parent-style-name="Table_20_Contents">
      <style:paragraph-properties fo:text-align="center" style:justify-single-word="false"/>
      <style:text-properties officeooo:rsid="001b741b" officeooo:paragraph-rsid="001e832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>
      <style:text-properties officeooo:rsid="0007091c" officeooo:paragraph-rsid="0007091c"/>
    </style:style>
    <style:style style:name="P18" style:family="paragraph" style:parent-style-name="Table_20_Contents">
      <style:paragraph-properties fo:text-align="center" style:justify-single-word="false"/>
      <style:text-properties officeooo:rsid="0007091c"/>
    </style:style>
    <style:style style:name="P19" style:family="paragraph" style:parent-style-name="Table_20_Contents">
      <style:paragraph-properties fo:text-align="center" style:justify-single-word="false"/>
      <style:text-properties officeooo:rsid="000dc6b2" officeooo:paragraph-rsid="0010de93"/>
    </style:style>
    <style:style style:name="T1" style:family="text">
      <style:text-properties officeooo:rsid="0013584c"/>
    </style:style>
    <style:style style:name="T2" style:family="text">
      <style:text-properties officeooo:rsid="0018c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mployee-</text:p>
      <table:table table:name="Employee" table:style-name="Employee">
        <table:table-column table:style-name="Employee.A"/>
        <table:table-column table:style-name="Employee.B"/>
        <table:table-column table:style-name="Employee.C"/>
        <table:table-column table:style-name="Employee.D"/>
        <table:table-column table:style-name="Employee.E"/>
        <table:table-column table:style-name="Employee.F"/>
        <table:table-column table:style-name="Employee.G"/>
        <table:table-column table:style-name="Employee.H"/>
        <table:table-column table:style-name="Employee.I"/>
        <table:table-column table:style-name="Employee.J"/>
        <table:table-column table:style-name="Employee.H"/>
        <table:table-column table:style-name="Employee.I"/>
        <table:table-column table:style-name="Employee.M"/>
        <table:table-header-rows>
          <table:table-row>
            <table:table-cell table:style-name="Employee.A1" office:value-type="string">
              <text:p text:style-name="P18">Emp_id</text:p>
            </table:table-cell>
            <table:table-cell table:style-name="Employee.A1" office:value-type="string">
              <text:p text:style-name="P16">Emp_name</text:p>
            </table:table-cell>
            <table:table-cell table:style-name="Employee.A1" office:value-type="string">
              <text:p text:style-name="P16">Email_id</text:p>
            </table:table-cell>
            <table:table-cell table:style-name="Employee.A1" office:value-type="string">
              <text:p text:style-name="P16">Password</text:p>
            </table:table-cell>
            <table:table-cell table:style-name="Employee.A1" office:value-type="string">
              <text:p text:style-name="P16">Service Line</text:p>
            </table:table-cell>
            <table:table-cell table:style-name="Employee.A1" office:value-type="string">
              <text:p text:style-name="P16">Practice</text:p>
            </table:table-cell>
            <table:table-cell table:style-name="Employee.A1" office:value-type="string">
              <text:p text:style-name="P16">Emp_type</text:p>
            </table:table-cell>
            <table:table-cell table:style-name="Employee.A1" office:value-type="string">
              <text:p text:style-name="P16">Gold_<text:span text:style-name="T2">received</text:span></text:p>
            </table:table-cell>
            <table:table-cell table:style-name="Employee.A1" office:value-type="string">
              <text:p text:style-name="P16">Silver_<text:span text:style-name="T2">received</text:span></text:p>
            </table:table-cell>
            <table:table-cell table:style-name="Employee.A1" office:value-type="string">
              <text:p text:style-name="P16">Bronze_<text:span text:style-name="T2">received</text:span></text:p>
            </table:table-cell>
            <table:table-cell table:style-name="Employee.A1" office:value-type="string">
              <text:p text:style-name="P16">Gold<text:bookmark-start text:name="__DdeLink__66_1877097891"/>_<text:span text:style-name="T2">having</text:span><text:bookmark-end text:name="__DdeLink__66_1877097891"/></text:p>
            </table:table-cell>
            <table:table-cell table:style-name="Employee.A1" office:value-type="string">
              <text:p text:style-name="P16">Silver_<text:span text:style-name="T2">having</text:span></text:p>
            </table:table-cell>
            <table:table-cell table:style-name="Employee.M1" office:value-type="string">
              <text:p text:style-name="P16">Bronze_<text:span text:style-name="T2">having</text:span></text:p>
            </table:table-cell>
          </table:table-row>
        </table:table-header-rows>
        <table:table-row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M2" office:value-type="string">
            <text:p text:style-name="P16"/>
          </table:table-cell>
        </table:table-row>
        <table:table-row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M2" office:value-type="string">
            <text:p text:style-name="P16"/>
          </table:table-cell>
        </table:table-row>
        <table:table-row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A2" office:value-type="string">
            <text:p text:style-name="P16"/>
          </table:table-cell>
          <table:table-cell table:style-name="Employee.M2" office:value-type="string">
            <text:p text:style-name="P16"/>
          </table:table-cell>
        </table:table-row>
      </table:table>
      <text:p text:style-name="Standard"/>
      <text:p text:style-name="P1">Badge-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Emp_type</text:p>
          </table:table-cell>
          <table:table-cell table:style-name="Table1.A1" office:value-type="string">
            <text:p text:style-name="P5">Gold</text:p>
          </table:table-cell>
          <table:table-cell table:style-name="Table1.A1" office:value-type="string">
            <text:p text:style-name="P5">Gold-weight</text:p>
          </table:table-cell>
          <table:table-cell table:style-name="Table1.A1" office:value-type="string">
            <text:p text:style-name="P5">Silver</text:p>
          </table:table-cell>
          <table:table-cell table:style-name="Table1.A1" office:value-type="string">
            <text:p text:style-name="P5">Silver-weight</text:p>
          </table:table-cell>
          <table:table-cell table:style-name="Table1.A1" office:value-type="string">
            <text:p text:style-name="P5">Bronze</text:p>
          </table:table-cell>
          <table:table-cell table:style-name="Table1.G1" office:value-type="string">
            <text:p text:style-name="P5">Bronze-weight</text:p>
          </table:table-cell>
        </table:table-row>
        <table:table-row>
          <table:table-cell table:style-name="Table1.A2" office:value-type="string">
            <text:p text:style-name="P5">User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>30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5">1</text:p>
          </table:table-cell>
          <table:table-cell table:style-name="Table1.G2" office:value-type="string">
            <text:p text:style-name="P6">10</text:p>
          </table:table-cell>
        </table:table-row>
        <table:table-row>
          <table:table-cell table:style-name="Table1.A2" office:value-type="string">
            <text:p text:style-name="P5">Supervisor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7">30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5">2</text:p>
          </table:table-cell>
          <table:table-cell table:style-name="Table1.G2" office:value-type="string">
            <text:p text:style-name="P7">10</text:p>
          </table:table-cell>
        </table:table-row>
        <table:table-row>
          <table:table-cell table:style-name="Table1.A2" office:value-type="string">
            <text:p text:style-name="P5">Practice Head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7">30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5">3</text:p>
          </table:table-cell>
          <table:table-cell table:style-name="Table1.G2" office:value-type="string">
            <text:p text:style-name="P7">10</text:p>
          </table:table-cell>
        </table:table-row>
        <table:table-row>
          <table:table-cell table:style-name="Table1.A2" office:value-type="string">
            <text:p text:style-name="P5">Admin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G2" office:value-type="string">
            <text:p text:style-name="P12">0</text:p>
          </table:table-cell>
        </table:table-row>
      </table:table>
      <text:p text:style-name="P2"/>
      <text:p text:style-name="P3">Post-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">post_id</text:p>
          </table:table-cell>
          <table:table-cell table:style-name="Table2.A1" office:value-type="string">
            <text:p text:style-name="P9">emp_id_<text:span text:style-name="T1">received</text:span></text:p>
          </table:table-cell>
          <table:table-cell table:style-name="Table2.A1" office:value-type="string">
            <text:p text:style-name="P11">emp_id_giving</text:p>
          </table:table-cell>
          <table:table-cell table:style-name="Table2.A1" office:value-type="string">
            <text:p text:style-name="P19">Bagde</text:p>
          </table:table-cell>
          <table:table-cell table:style-name="Table2.A1" office:value-type="string">
            <text:p text:style-name="P10">Karma</text:p>
          </table:table-cell>
          <table:table-cell table:style-name="Table2.A1" office:value-type="string">
            <text:p text:style-name="P9">post_description</text:p>
          </table:table-cell>
          <table:table-cell table:style-name="Table2.G1" office:value-type="string">
            <text:p text:style-name="P8">post_date_time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G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G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G2" office:value-type="string">
            <text:p text:style-name="P1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Zeichenformat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Zeichenformat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Zeichenformat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Zeichenformat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Zeichenformat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Zeichenformat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Zeichenformat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Zeichenformat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Zeichenformat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2:55:28.141115473</meta:creation-date>
    <meta:generator>LibreOffice/4.2.7.2$Linux_X86_64 LibreOffice_project/420m0$Build-2</meta:generator>
    <dc:date>2016-06-16T10:06:15.263530863</dc:date>
    <meta:editing-duration>PT59M27S</meta:editing-duration>
    <meta:editing-cycles>27</meta:editing-cycles>
    <meta:document-statistic meta:table-count="3" meta:image-count="0" meta:object-count="0" meta:page-count="1" meta:paragraph-count="58" meta:word-count="60" meta:character-count="359" meta:non-whitespace-character-count="357"/>
  </office:meta>
</office:document-meta>
</file>